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0010000026E000003246C69EDE16F117EB4.png" manifest:media-type="image/png"/>
  <manifest:file-entry manifest:full-path="Pictures/1000159000012AD5000182B96505FC2EDEDACEA7.emf" manifest:media-type="image/x-emf"/>
  <manifest:file-entry manifest:full-path="Pictures/10000001000003E4000001F6F3CCD0FC2B789810.png" manifest:media-type="image/png"/>
  <manifest:file-entry manifest:full-path="Pictures/100007040000A2D9000029258310875878653627.emf" manifest:media-type="image/x-emf"/>
  <manifest:file-entry manifest:full-path="Pictures/1000053800028B02000148212CBAE42D0013170B.emf" manifest:media-type="image/x-emf"/>
  <manifest:file-entry manifest:full-path="Pictures/100000010000057F0000016306BA21F4C3194345.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PingFang SC" svg:font-family="'PingFang SC'" style:font-family-generic="system" style:font-pitch="variable"/>
    <style:font-face style:name="Poppins" svg:font-family="Poppins" style:font-family-generic="roman" style:font-pitch="variable"/>
    <style:font-face style:name="Poppins Light" svg:font-family="'Poppins Light'" style:font-family-generic="roman" style:font-pitch="variable"/>
    <style:font-face style:name="Poppins Medium" svg:font-family="'Poppins Medium'" style:font-family-generic="roman" style:font-pitch="variable"/>
    <style:font-face style:name="Poppins1" svg:font-family="Poppins" style:font-family-generic="system" style:font-pitch="variable"/>
    <style:font-face style:name="Symbol" svg:font-family="Symbol" style:font-adornments="Regular" style:font-pitch="variable" style:font-charset="x-symbol"/>
    <style:font-face style:name="Times New Roman (Body CS)" svg:font-family="'Times New Roman (Body CS)'" style:font-family-generic="system" style:font-pitch="variable"/>
    <style:font-face style:name="Times New Roman (Headings CS)" svg:font-family="'Times New Roman (Headings CS)'"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Footer">
      <style:text-properties officeooo:paragraph-rsid="00033b61"/>
    </style:style>
    <style:style style:name="P2" style:family="paragraph" style:parent-style-name="Heading_20_1">
      <style:paragraph-properties fo:break-before="page"/>
    </style:style>
    <style:style style:name="P3" style:family="paragraph" style:parent-style-name="Standard">
      <style:paragraph-properties fo:margin-top="0cm" fo:margin-bottom="0cm" style:contextual-spacing="false"/>
      <style:text-properties fo:color="#7b7b7b" loext:opacity="100%" style:font-name="Poppins Light" fo:font-size="21pt" fo:letter-spacing="0.035cm" style:font-size-asian="21pt" style:font-size-complex="20pt"/>
    </style:style>
    <style:style style:name="P4" style:family="paragraph" style:parent-style-name="Title" style:master-page-name="First_20_Page">
      <style:paragraph-properties style:page-number="auto"/>
    </style:style>
    <style:style style:name="P5" style:family="paragraph" style:parent-style-name="List_20_Bullet" style:list-style-name="WWNum1"/>
    <style:style style:name="P6" style:family="paragraph" style:parent-style-name="List_20_Number" style:list-style-name="WWNum2">
      <style:paragraph-properties>
        <style:tab-stops>
          <style:tab-stop style:position="1.27cm"/>
        </style:tab-stops>
      </style:paragraph-properties>
    </style:style>
    <style:style style:name="P7" style:family="paragraph">
      <loext:graphic-properties draw:fill="none"/>
      <style:paragraph-properties fo:text-align="center"/>
    </style:style>
    <style:style style:name="T1" style:family="text">
      <style:text-properties fo:font-style="italic" style:font-style-asian="italic" style:font-style-complex="italic"/>
    </style:style>
    <style:style style:name="T2" style:family="text">
      <style:text-properties officeooo:rsid="000716d2"/>
    </style:style>
    <style:style style:name="T3" style:family="text"/>
    <style:style style:name="fr1"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middle" style:vertical-rel="page-content"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is is a headline</text:p>
      <text:p text:style-name="Title">(max 40 character)</text:p>
      <text:p text:style-name="Subtitle">This is a subtitle (maximum of 70 characters with spaces)</text:p>
      <text:p text:style-name="P3"/>
      <text:h text:style-name="P2" text:outline-level="1">Replace with your heading</text:h>
      <text:h text:style-name="Heading_20_3" text:outline-level="3">Replace with your subheading</text:h>
      <text:p text:style-name="Standard">Replace with your body copy. </text:p>
      <text:list text:style-name="WWNum1">
        <text:list-item>
          <text:p text:style-name="P5">List Item</text:p>
        </text:list-item>
        <text:list-item>
          <text:p text:style-name="P5">List Item</text:p>
        </text:list-item>
      </text:list>
      <text:p text:style-name="Standard"/>
      <text:h text:style-name="Heading_20_1" text:outline-level="1">Replace with your heading</text:h>
      <text:h text:style-name="Heading_20_3" text:outline-level="3">Replace with your subheading</text:h>
      <text:p text:style-name="Standard">Replace with your body copy. </text:p>
      <text:p text:style-name="Standard"><text:span text:style-name="Emphasis">Note:</text:span> If you need to import an <text:span text:style-name="Emphasis">image</text:span> do so through the Insert&gt;Picture&gt;From file menu. Be sure to import images that are appropriately sized for the column width of this template, and be sure that the image is placed appropriately in the flow of copy.</text:p>
      <text:h text:style-name="Heading_20_3" text:outline-level="3">Replace with your second subheading</text:h>
      <text:p text:style-name="Standard">Replace with your body copy. </text:p>
      <text:p text:style-name="Standard"/>
      <text:h text:style-name="Heading_20_1" text:outline-level="1">Table of Contents Creation</text:h>
      <text:list text:style-name="WWNum2">
        <text:list-item>
          <text:p text:style-name="P6">In order to insert a table of contents (using Microsoft Word 2016)</text:p>
        </text:list-item>
        <text:list-item>
          <text:p text:style-name="P6">First, complete the content of the document.</text:p>
        </text:list-item>
        <text:list-item>
          <text:p text:style-name="P6">Insert a page break immediately before your copy begins.</text:p>
        </text:list-item>
        <text:list-item>
          <text:p text:style-name="P6">On this new blank page position your cursor at the top of the page.</text:p>
        </text:list-item>
        <text:list-item>
          <text:p text:style-name="P6">Go to the <text:span text:style-name="T1">References </text:span>tab.</text:p>
        </text:list-item>
        <text:list-item>
          <text:p text:style-name="P6">Click on Table of Contents, then select one of the automatic table of content options.</text:p>
        </text:list-item>
      </text:list>
      <text:p text:style-name="Standard">Adjust the styles within the table of contents to match the rest of the document.</text:p>
      <text:p text:style-name="Subtitl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PingFang SC" svg:font-family="'PingFang SC'" style:font-family-generic="system" style:font-pitch="variable"/>
    <style:font-face style:name="Poppins" svg:font-family="Poppins" style:font-family-generic="roman" style:font-pitch="variable"/>
    <style:font-face style:name="Poppins Light" svg:font-family="'Poppins Light'" style:font-family-generic="roman" style:font-pitch="variable"/>
    <style:font-face style:name="Poppins Medium" svg:font-family="'Poppins Medium'" style:font-family-generic="roman" style:font-pitch="variable"/>
    <style:font-face style:name="Poppins1" svg:font-family="Poppins" style:font-family-generic="system" style:font-pitch="variable"/>
    <style:font-face style:name="Symbol" svg:font-family="Symbol" style:font-adornments="Regular" style:font-pitch="variable" style:font-charset="x-symbol"/>
    <style:font-face style:name="Times New Roman (Body CS)" svg:font-family="'Times New Roman (Body CS)'" style:font-family-generic="system" style:font-pitch="variable"/>
    <style:font-face style:name="Times New Roman (Headings CS)" svg:font-family="'Times New Roman (Headings CS)'"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Poppins" fo:font-size="10pt" fo:language="en" fo:country="US" style:letter-kerning="false" style:font-name-asian="Calibri" style:font-size-asian="9pt" style:language-asian="en" style:country-asian="US" style:font-name-complex="Poppins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000000" loext:opacity="100%" style:font-name="Poppins" fo:font-size="10pt" fo:language="en" fo:country="US" style:letter-kerning="false" style:font-name-asian="Calibri" style:font-size-asian="9pt" style:language-asian="en" style:country-asian="US" style:font-name-complex="Poppins1"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text-align="start" style:justify-single-word="false" fo:orphans="2" fo:widows="2" style:writing-mode="lr-tb"/>
      <style:text-properties fo:font-size="10pt" style:font-size-asian="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Heading_20_2" style:default-outline-level="1" style:list-style-name="" style:class="text">
      <style:paragraph-properties fo:margin-top="0.423cm" fo:margin-bottom="0.212cm" style:contextual-spacing="false" fo:keep-together="always" fo:keep-with-next="always"/>
      <style:text-properties fo:color="#30ba78" loext:opacity="100%" fo:font-size="18pt" style:font-name-asian="Calibri" style:font-family-asian="Calibri" style:font-family-generic-asian="system" style:font-pitch-asian="variable" style:font-size-asian="18pt" style:font-name-complex="Times New Roman (Headings CS)" style:font-family-complex="'Times New Roman (Headings C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212cm" style:contextual-spacing="false"/>
      <style:text-properties style:font-name="Poppins Light" fo:font-family="'Poppins Light'" style:font-family-generic="roman" style:font-pitch="variable" fo:font-size="14pt" style:font-size-asian="14pt"/>
    </style:style>
    <style:style style:name="Heading_20_3" style:display-name="Heading 3" style:family="paragraph" style:parent-style-name="Standard" style:next-style-name="Standard" style:default-outline-level="3" style:list-style-name="" style:class="text">
      <style:paragraph-properties fo:margin-top="0cm" fo:margin-bottom="0.106cm" style:contextual-spacing="false"/>
      <style:text-properties style:font-name="Poppins Medium" fo:font-family="'Poppins Medium'" style:font-family-generic="roman" style:font-pitch="variable" fo:font-size="12pt" style:font-size-asian="12pt"/>
    </style:style>
    <style:style style:name="Heading_20_4" style:display-name="Heading 4" style:family="paragraph" style:parent-style-name="Standard" style:next-style-name="Standard" style:default-outline-level="4" style:list-style-name="" style:class="text">
      <style:paragraph-properties fo:margin-top="0.071cm" fo:margin-bottom="0.212cm" style:contextual-spacing="false" fo:keep-together="always" fo:keep-with-next="always"/>
      <style:text-properties fo:color="#0c322c" loext:opacity="100%" style:font-name="Poppins Medium" fo:font-family="'Poppins Medium'" style:font-family-generic="roman" style:font-pitch="variable" style:font-name-asian="Calibri" style:font-family-asian="Calibri" style:font-family-generic-asian="system" style:font-pitch-asian="variable" style:font-name-complex="Poppins1" style:font-family-complex="Poppi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color="#248b59" loext:opacity="100%" style:font-name="Calibri Light" fo:font-family="'Calibri Light'" style:font-family-generic="roman" style:font-pitch="variable" style:font-name-asian="Calibri" style:font-family-asian="Calibri" style:font-family-generic-asian="system" style:font-pitch-asian="variable" style:font-name-complex="Poppins1" style:font-family-complex="Poppins" style:font-family-generic-complex="system" style:font-pitch-complex="variable"/>
    </style:style>
    <style:style style:name="Title" style:family="paragraph" style:parent-style-name="Standard" style:next-style-name="Subtitle" style:default-outline-level="" style:class="chapter">
      <style:paragraph-properties fo:margin-top="0cm" fo:margin-bottom="0.212cm" style:contextual-spacing="true" fo:line-height="1.693cm"/>
      <style:text-properties style:font-name="Poppins Medium" fo:font-family="'Poppins Medium'" style:font-family-generic="roman" style:font-pitch="variable" fo:font-size="40pt" fo:letter-spacing="0.018cm" style:letter-kerning="true" style:font-name-asian="Calibri" style:font-family-asian="Calibri" style:font-family-generic-asian="system" style:font-pitch-asian="variable" style:font-size-asian="40pt" style:font-name-complex="Times New Roman (Headings CS)" style:font-family-complex="'Times New Roman (Headings C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style:contextual-spacing="false"/>
      <style:text-properties fo:color="#7b7b7b" loext:opacity="100%" style:font-name="Poppins Light" fo:font-family="'Poppins Light'" style:font-family-generic="roman" style:font-pitch="variable" fo:font-size="21pt" fo:letter-spacing="0.035cm" style:font-name-asian="Calibri" style:font-family-asian="Calibri" style:font-family-generic-asian="system" style:font-pitch-asian="variable" style:font-size-asian="21pt" style:font-size-complex="20pt"/>
    </style:style>
    <style:style style:name="No_20_Spacing" style:display-name="No Spacing" style:family="paragraph" style:parent-style-name="Standard" style:default-outline-level=""/>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cm" style:auto-text-indent="false"/>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font-style="italic" style:font-style-asian="italic" style:font-style-complex="italic"/>
    </style:style>
    <style:style style:name="caption" style:family="paragraph" style:parent-style-name="Standard" style:next-style-name="Standard" style:default-outline-level="">
      <style:paragraph-properties fo:margin-top="0.212cm" fo:margin-bottom="0.212cm" style:contextual-spacing="false"/>
      <style:text-properties fo:font-size="9pt" style:font-size-asian="9pt"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style:tab-stops>
          <style:tab-stop style:position="8.255cm" style:type="center"/>
          <style:tab-stop style:position="16.51cm" style:type="right"/>
        </style:tab-stops>
      </style:paragraph-properties>
      <style:text-properties fo:color="#7b7b7b" loext:opacity="100%" style:font-name="Poppins Medium" fo:font-family="'Poppins Medium'" style:font-family-generic="roman" style:font-pitch="variable" fo:font-size="9pt" style:font-size-asian="9pt"/>
    </style:style>
    <style:style style:name="Footer" style:family="paragraph" style:parent-style-name="Standard" style:default-outline-level="" style:class="extra">
      <style:paragraph-properties fo:margin-top="0cm" fo:margin-bottom="0cm" style:contextual-spacing="false">
        <style:tab-stops>
          <style:tab-stop style:position="8.255cm" style:type="center"/>
          <style:tab-stop style:position="16.51cm" style:type="right"/>
        </style:tab-stops>
      </style:paragraph-properties>
      <style:text-properties style:font-name="Poppins Light" fo:font-family="'Poppins Light'" style:font-family-generic="roman" style:font-pitch="variable" fo:font-size="9pt" style:font-size-asian="9pt"/>
    </style:style>
    <style:style style:name="List_20_Bullet" style:display-name="List Bullet" style:family="paragraph" style:parent-style-name="Standard" style:default-outline-level="">
      <style:paragraph-properties fo:margin-top="0cm" fo:margin-bottom="0.212cm" style:contextual-spacing="true" fo:line-height="0.524cm"/>
      <style:text-properties style:font-name-complex="Times New Roman (Body CS)" style:font-family-complex="'Times New Roman (Body CS)'" style:font-family-generic-complex="system" style:font-pitch-complex="variable"/>
    </style:style>
    <style:style style:name="List_20_Number" style:display-name="List Number" style:family="paragraph" style:parent-style-name="Standard" style:default-outline-level="">
      <style:paragraph-properties fo:margin-top="0cm" fo:margin-bottom="0.212cm" style:contextual-spacing="true" fo:line-height="0.524cm"/>
      <style:text-properties style:font-name-complex="Times New Roman (Body CS)" style:font-family-complex="'Times New Roman (Body CS)'" style:font-family-generic-complex="system" style:font-pitch-complex="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0ba78" loext:opacity="100%" fo:font-size="18pt" style:font-name-asian="Calibri" style:font-family-asian="Calibri" style:font-family-generic-asian="system" style:font-pitch-asian="variable" style:font-size-asian="18pt" style:font-name-complex="Times New Roman (Headings CS)" style:font-family-complex="'Times New Roman (Headings CS)'" style:font-family-generic-complex="system" style:font-pitch-complex="variable" style:font-size-complex="16pt"/>
    </style:style>
    <style:style style:name="Heading_20_2_20_Char" style:display-name="Heading 2 Char" style:family="text" style:parent-style-name="Default_20_Paragraph_20_Font">
      <style:text-properties style:font-name="Poppins Light" fo:font-family="'Poppins Light'" style:font-family-generic="roman" style:font-pitch="variable" fo:font-size="14pt" style:font-size-asian="14pt"/>
    </style:style>
    <style:style style:name="Heading_20_3_20_Char" style:display-name="Heading 3 Char" style:family="text" style:parent-style-name="Default_20_Paragraph_20_Font">
      <style:text-properties style:font-name="Poppins Medium" fo:font-family="'Poppins Medium'" style:font-family-generic="roman" style:font-pitch="variable" fo:font-size="12pt" style:font-size-asian="12pt"/>
    </style:style>
    <style:style style:name="Heading_20_4_20_Char" style:display-name="Heading 4 Char" style:family="text" style:parent-style-name="Default_20_Paragraph_20_Font">
      <style:text-properties fo:color="#0c322c" loext:opacity="100%" style:font-name="Poppins Medium" fo:font-family="'Poppins Medium'" style:font-family-generic="roman" style:font-pitch="variable" fo:font-size="10pt" style:font-name-asian="Calibri" style:font-family-asian="Calibri" style:font-family-generic-asian="system" style:font-pitch-asian="variable" style:font-size-asian="10pt" style:font-name-complex="Poppins1" style:font-family-complex="Poppins" style:font-family-generic-complex="system" style:font-pitch-complex="variable" style:font-style-complex="italic"/>
    </style:style>
    <style:style style:name="Title_20_Char" style:display-name="Title Char" style:family="text" style:parent-style-name="Default_20_Paragraph_20_Font">
      <style:text-properties style:font-name="Poppins Medium" fo:font-family="'Poppins Medium'" style:font-family-generic="roman" style:font-pitch="variable" fo:font-size="40pt" fo:letter-spacing="0.018cm" style:letter-kerning="true" style:font-name-asian="Calibri" style:font-family-asian="Calibri" style:font-family-generic-asian="system" style:font-pitch-asian="variable" style:font-size-asian="40pt" style:font-name-complex="Times New Roman (Headings CS)" style:font-family-complex="'Times New Roman (Headings CS)'" style:font-family-generic-complex="system" style:font-pitch-complex="variable" style:font-size-complex="28pt"/>
    </style:style>
    <style:style style:name="Subtitle_20_Char" style:display-name="Subtitle Char" style:family="text" style:parent-style-name="Default_20_Paragraph_20_Font">
      <style:text-properties fo:color="#7b7b7b" loext:opacity="100%" style:font-name="Poppins Light" fo:font-family="'Poppins Light'" style:font-family-generic="roman" style:font-pitch="variable" fo:font-size="21pt" fo:letter-spacing="0.035cm" style:font-name-asian="Calibri" style:font-family-asian="Calibri" style:font-family-generic-asian="system" style:font-pitch-asian="variable" style:font-size-asian="21pt" style:font-size-complex="20pt"/>
    </style:style>
    <style:style style:name="Strong" style:family="text" style:parent-style-name="Default_20_Paragraph_20_Font">
      <style:text-properties fo:color="#30ba78" loext:opacity="100%"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Caption_20_Char" style:display-name="Caption Char" style:family="text" style:parent-style-name="Default_20_Paragraph_20_Font">
      <style:text-properties style:font-size-complex="9pt" style:font-style-complex="italic"/>
    </style:style>
    <style:style style:name="Header_20_Char" style:display-name="Header Char" style:family="text" style:parent-style-name="Default_20_Paragraph_20_Font">
      <style:text-properties fo:color="#7b7b7b" loext:opacity="100%" style:font-name="Poppins Medium" fo:font-family="'Poppins Medium'" style:font-family-generic="roman" style:font-pitch="variable" fo:font-size="9pt" style:font-size-asian="9pt" style:font-name-complex="Times New Roman (Body CS)" style:font-family-complex="'Times New Roman (Body CS)'" style:font-family-generic-complex="system" style:font-pitch-complex="variable"/>
    </style:style>
    <style:style style:name="Footer_20_Char" style:display-name="Footer Char" style:family="text" style:parent-style-name="Default_20_Paragraph_20_Font">
      <style:text-properties style:font-name="Poppins Light" fo:font-family="'Poppins Light'" style:font-family-generic="roman" style:font-pitch="variable"/>
    </style:style>
    <style:style style:name="Heading_20_5_20_Char" style:display-name="Heading 5 Char" style:family="text" style:parent-style-name="Default_20_Paragraph_20_Font">
      <style:text-properties fo:color="#248b59" loext:opacity="100%" style:font-name="Calibri Light" fo:font-family="'Calibri Light'" style:font-family-generic="roman" style:font-pitch="variable" fo:font-size="10pt" style:font-name-asian="Calibri" style:font-family-asian="Calibri" style:font-family-generic-asian="system" style:font-pitch-asian="variable" style:font-size-asian="10pt" style:font-name-complex="Poppins1" style:font-family-complex="Poppins" style:font-family-generic-complex="system" style:font-pitch-complex="variable"/>
    </style:style>
    <style:style style:name="No_20_Spacing_20_Char" style:display-name="No Spacing Char" style:family="text" style:parent-style-name="Default_20_Paragraph_20_Font">
      <style:text-properties fo:font-size="10pt" style:font-size-asian="10pt"/>
    </style:style>
    <style:style style:name="page_20_number" style:display-name="page numbe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loext:num-list-format="%2%"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3" loext:num-list-format="%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loext:num-list-format="%5%"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loext:num-list-format="%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loext:num-list-format="%8%"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loext:num-list-format="%9%"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033b61"/>
    </style:style>
    <style:style style:name="MP2" style:family="paragraph">
      <loext:graphic-properties draw:fill="none"/>
      <style:paragraph-properties fo:text-align="center"/>
    </style:style>
    <style:style style:name="MT1" style:family="text"/>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middle" style:vertical-rel="page-content"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Picture 25" text:anchor-type="as-char" svg:width="1.005cm" svg:height="0.254cm" draw:z-index="1"><draw:image xlink:href="Pictures/100007040000A2D9000029258310875878653627.emf" xlink:type="simple" xlink:show="embed" xlink:actuate="onLoad" draw:mime-type="image/x-emf"/><draw:image xlink:href="Pictures/100000010000057F0000016306BA21F4C3194345.png" xlink:type="simple" xlink:show="embed" xlink:actuate="onLoad" draw:mime-type="image/png"/></draw:frame><text:tab/><text:tab/>SUSE.com</text:p>
      </style:header>
      <style:footer>
        <text:p text:style-name="MP1"><text:span text:style-name="page_20_number"><draw:frame draw:style-name="Mfr2" draw:name="Image1" text:anchor-type="as-char" svg:y="-0.286cm" svg:width="0.914cm" svg:height="0.483cm" draw:z-index="2"><draw:image xlink:href="Pictures/1000053800028B02000148212CBAE42D0013170B.emf" xlink:type="simple" xlink:show="embed" xlink:actuate="onLoad" draw:mime-type="image/x-emf"/><draw:image xlink:href="Pictures/10000001000003E4000001F6F3CCD0FC2B789810.png" xlink:type="simple" xlink:show="embed" xlink:actuate="onLoad" draw:mime-type="image/png"/></draw:frame></text:span><text:span text:style-name="page_20_number"><text:s text:c="3"/>Copyright © SUSE 202</text:span><text:span text:style-name="page_20_number">3</text:span><text:span text:style-name="page_20_number"><text:tab/><text:tab/></text:span><text:span text:style-name="page_20_number"><text:page-number text:select-page="current">2</text:page-number></text:span></text:p>
      </style:footer>
    </style:master-page>
    <style:master-page style:name="First_20_Page" style:display-name="First Page" style:page-layout-name="Mpm1" draw:style-name="Mdp1" style:next-style-name="Standard">
      <style:header>
        <text:p text:style-name="Header"><draw:frame text:anchor-type="char" draw:z-index="0" draw:name="WordPictureWatermark99527903" draw:style-name="Mgr1" draw:text-style-name="MP2" svg:width="21.591cm" svg:height="27.941cm" svg:x="-2.835cm" svg:y="-1.755cm"><draw:image xlink:href="Pictures/1000159000012AD5000182B96505FC2EDEDACEA7.emf" xlink:type="simple" xlink:show="embed" xlink:actuate="onLoad" draw:mime-type="image/x-emf"><text:p/></draw:image><draw:image xlink:href="Pictures/100000010000026E000003246C69EDE16F117EB4.png" xlink:type="simple" xlink:show="embed" xlink:actuate="onLoad" draw:mime-type="image/png"/></draw:frame>Business Paper<text:tab/><text:tab/>00.00.2021</text:p>
        <text:p text:style-name="Header"/>
        <text:p text:style-nam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rosoft Office User</meta:initial-creator>
    <meta:editing-cycles>6</meta:editing-cycles>
    <meta:creation-date>2021-01-06T20:16:00</meta:creation-date>
    <dc:date>2023-04-20T18:51:03.555483708</dc:date>
    <meta:editing-duration>PT4M31S</meta:editing-duration>
    <meta:generator>LibreOffice/7.4.6.2$MacOSX_X86_64 LibreOffice_project/5b1f5509c2decdade7fda905e3e1429a67acd63d</meta:generator>
    <meta:document-statistic meta:table-count="0" meta:image-count="2" meta:object-count="0" meta:page-count="2" meta:paragraph-count="25" meta:word-count="200" meta:character-count="1117" meta:non-whitespace-character-count="9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USE_Infinity_Template.dotx" xlink:href=""/>
  </office:meta>
</office:document-meta>
</file>